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/>
    <style:style style:name="T13_23" style:family="text">
      <style:text-properties fo:color="#1155cc" style:text-underline-style="solid" style:text-underline-color="font-color"/>
    </style:style>
    <style:style style:name="T13_24" style:family="text"/>
    <style:style style:name="T13_25" style:family="text">
      <style:text-properties fo:color="#1155cc" style:text-underline-style="solid" style:text-underline-color="font-color"/>
    </style:style>
    <style:style style:name="T13_26" style:family="text"/>
    <style:style style:name="T13_27" style:family="text">
      <style:text-properties fo:color="#1155cc" style:text-underline-style="solid" style:text-underline-color="font-color"/>
    </style:style>
    <style:style style:name="T13_28" style:family="text"/>
    <style:style style:name="T13_29" style:family="text">
      <style:text-properties fo:color="#1155cc" style:text-underline-style="solid" style:text-underline-color="font-color"/>
    </style:style>
    <style:style style:name="T13_30" style:family="text"/>
    <style:style style:name="T13_31" style:family="text">
      <style:text-properties fo:color="#1155cc" style:text-underline-style="solid" style:text-underline-color="font-color"/>
    </style:style>
    <style:style style:name="T13_32" style:family="text"/>
    <style:style style:name="T13_33" style:family="text">
      <style:text-properties fo:color="#1155cc" style:text-underline-style="solid" style:text-underline-color="font-color"/>
    </style:style>
    <style:style style:name="T13_34" style:family="text"/>
    <style:style style:name="T13_35" style:family="text">
      <style:text-properties fo:color="#1155cc" style:text-underline-style="solid" style:text-underline-color="font-color"/>
    </style:style>
    <style:style style:name="T13_36" style:family="text"/>
    <style:style style:name="T13_37" style:family="text">
      <style:text-properties fo:color="#1155cc" style:text-underline-style="solid" style:text-underline-color="font-color"/>
    </style:style>
    <style:style style:name="T13_38" style:family="text"/>
    <style:style style:name="T13_39" style:family="text">
      <style:text-properties fo:color="#1155cc" style:text-underline-style="solid" style:text-underline-color="font-color"/>
    </style:style>
    <style:style style:name="T13_40" style:family="text"/>
    <style:style style:name="T13_41" style:family="text">
      <style:text-properties fo:color="#1155cc" style:text-underline-style="solid" style:text-underline-color="font-color"/>
    </style:style>
    <style:style style:name="T13_42" style:family="text"/>
    <style:style style:name="T13_43" style:family="text">
      <style:text-properties fo:color="#1155cc" style:text-underline-style="solid" style:text-underline-color="font-color"/>
    </style:style>
    <style:style style:name="T13_44" style:family="text"/>
    <style:style style:name="T13_45" style:family="text">
      <style:text-properties fo:color="#1155cc" style:text-underline-style="solid" style:text-underline-color="font-color"/>
    </style:style>
    <style:style style:name="T13_46" style:family="text"/>
    <style:style style:name="T13_47" style:family="text">
      <style:text-properties fo:color="#1155cc" style:text-underline-style="solid" style:text-underline-color="font-color"/>
    </style:style>
    <style:style style:name="T13_48" style:family="text"/>
    <style:style style:name="T13_49" style:family="text">
      <style:text-properties fo:color="#1155cc" style:text-underline-style="solid" style:text-underline-color="font-color"/>
    </style:style>
    <style:style style:name="T13_50" style:family="text"/>
    <style:style style:name="T13_51" style:family="text">
      <style:text-properties fo:color="#1155cc" style:text-underline-style="solid" style:text-underline-color="font-color"/>
    </style:style>
    <style:style style:name="T13_52" style:family="text"/>
    <style:style style:name="T13_53" style:family="text">
      <style:text-properties fo:color="#1155cc" style:text-underline-style="solid" style:text-underline-color="font-color"/>
    </style:style>
    <style:style style:name="T13_54" style:family="text"/>
    <style:style style:name="T13_55" style:family="text">
      <style:text-properties fo:color="#1155cc" style:text-underline-style="solid" style:text-underline-color="font-color"/>
    </style:style>
    <style:style style:name="T13_56" style:family="text"/>
    <style:style style:name="T13_57" style:family="text">
      <style:text-properties fo:color="#1155cc" style:text-underline-style="solid" style:text-underline-color="font-color"/>
    </style:style>
    <style:style style:name="T13_58" style:family="text"/>
    <style:style style:name="T13_59" style:family="text">
      <style:text-properties fo:color="#1155cc" style:text-underline-style="solid" style:text-underline-color="font-color"/>
    </style:style>
    <style:style style:name="T13_60" style:family="text"/>
    <style:style style:name="T13_61" style:family="text">
      <style:text-properties fo:color="#1155cc" style:text-underline-style="solid" style:text-underline-color="font-color"/>
    </style:style>
    <style:style style:name="T13_62" style:family="text"/>
    <style:style style:name="T13_63" style:family="text">
      <style:text-properties fo:color="#1155cc" style:text-underline-style="solid" style:text-underline-color="font-color"/>
    </style:style>
    <style:style style:name="T13_64" style:family="text"/>
    <style:style style:name="T13_65" style:family="text">
      <style:text-properties fo:color="#1155cc" style:text-underline-style="solid" style:text-underline-color="font-color"/>
    </style:style>
    <style:style style:name="T13_66" style:family="text"/>
    <style:style style:name="T13_67" style:family="text">
      <style:text-properties fo:color="#1155cc" style:text-underline-style="solid" style:text-underline-color="font-color"/>
    </style:style>
    <style:style style:name="T13_68" style:family="text"/>
    <style:style style:name="T13_69" style:family="text">
      <style:text-properties fo:color="#1155cc" style:text-underline-style="solid" style:text-underline-color="font-color"/>
    </style:style>
    <style:style style:name="T13_70" style:family="text"/>
    <style:style style:name="T13_71" style:family="text">
      <style:text-properties fo:color="#1155cc" style:text-underline-style="solid" style:text-underline-color="font-color"/>
    </style:style>
    <style:style style:name="T13_72" style:family="text"/>
    <style:style style:name="T13_73" style:family="text">
      <style:text-properties fo:color="#1155cc" style:text-underline-style="solid" style:text-underline-color="font-color"/>
    </style:style>
    <style:style style:name="T13_74" style:family="text"/>
    <style:style style:name="T13_75" style:family="text">
      <style:text-properties fo:color="#1155cc" style:text-underline-style="solid" style:text-underline-color="font-color"/>
    </style:style>
    <style:style style:name="T13_76" style:family="text"/>
    <style:style style:name="T13_77" style:family="text">
      <style:text-properties fo:color="#1155cc" style:text-underline-style="solid" style:text-underline-color="font-color"/>
    </style:style>
    <style:style style:name="T13_78" style:family="text"/>
    <style:style style:name="T13_79" style:family="text">
      <style:text-properties fo:color="#1155cc" style:text-underline-style="solid" style:text-underline-color="font-color"/>
    </style:style>
    <style:style style:name="T13_80" style:family="text"/>
    <style:style style:name="T13_81" style:family="text">
      <style:text-properties fo:color="#1155cc" style:text-underline-style="solid" style:text-underline-color="font-color"/>
    </style:style>
    <style:style style:name="T13_82" style:family="text"/>
    <style:style style:name="T13_83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T14_29" style:family="text"/>
    <style:style style:name="T14_30" style:family="text">
      <style:text-properties fo:color="#1155cc" style:text-underline-style="solid" style:text-underline-color="font-color"/>
    </style:style>
    <style:style style:name="T14_31" style:family="text"/>
    <style:style style:name="T14_32" style:family="text">
      <style:text-properties fo:color="#1155cc" style:text-underline-style="solid" style:text-underline-color="font-color"/>
    </style:style>
    <style:style style:name="T14_33" style:family="text"/>
    <style:style style:name="T14_34" style:family="text">
      <style:text-properties fo:color="#1155cc" style:text-underline-style="solid" style:text-underline-color="font-color"/>
    </style:style>
    <style:style style:name="T14_35" style:family="text"/>
    <style:style style:name="T14_3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Evaluación</text:span><text:span text:style-name="T1_2"><text:s/></text:span><text:span text:style-name="T1_3">de</text:span><text:span text:style-name="T1_4"><text:s/></text:span><text:span text:style-name="T1_5">diferentes</text:span><text:span text:style-name="T1_6"><text:s/></text:span><text:span text:style-name="T1_7">opciones</text:span><text:span text:style-name="T1_8"><text:s/></text:span><text:span text:style-name="T1_9">para</text:span><text:span text:style-name="T1_10"><text:s/></text:span><text:span text:style-name="T1_11">el</text:span><text:span text:style-name="T1_12"><text:s/></text:span><text:span text:style-name="T1_13">modelo</text:span><text:span text:style-name="T1_14"><text:s/></text:span><text:span text:style-name="T1_15">de</text:span><text:span text:style-name="T1_16"><text:s/></text:span><text:span text:style-name="T1_17">arquitectura</text:span><text:span text:style-name="T1_18"><text:s/></text:span><text:span text:style-name="T1_19">planteado</text:span><text:span text:style-name="T1_20">,<text:s/></text:span><text:span text:style-name="T1_21">en</text:span><text:span text:style-name="T1_22"><text:s/></text:span><text:span text:style-name="T1_23">función</text:span><text:span text:style-name="T1_24"><text:s/></text:span><text:span text:style-name="T1_25">de</text:span><text:span text:style-name="T1_26"><text:s/></text:span><text:span text:style-name="T1_27">los</text:span><text:span text:style-name="T1_28"><text:s/></text:span><text:span text:style-name="T1_29">siguientes</text:span><text:span text:style-name="T1_30"><text:s/></text:span><text:span text:style-name="T1_31">aspectos</text:span><text:span text:style-name="T1_32">:</text:span></text:p>
      <text:p text:style-name="P2"/>
      <text:list text:style-name="LS1" xml:id="list0">
        <text:list-item>
          <text:p text:style-name="P3"><text:span text:style-name="T3_1">Coste</text:span><text:span text:style-name="T3_2"><text:s/></text:span><text:span text:style-name="T3_3">económico</text:span><text:span text:style-name="T3_4">.</text:span></text:p>
        </text:list-item>
        <text:list-item>
          <text:p text:style-name="P4"><text:span text:style-name="T4_1">Prestaciones</text:span><text:span text:style-name="T4_2"><text:s/></text:span><text:span text:style-name="T4_3">técnicas</text:span><text:span text:style-name="T4_4"><text:s/>(</text:span><text:span text:style-name="T4_5">potencia</text:span><text:span text:style-name="T4_6"><text:s/></text:span><text:span text:style-name="T4_7">de</text:span><text:span text:style-name="T4_8"><text:s/></text:span><text:span text:style-name="T4_9">procesamiento</text:span><text:span text:style-name="T4_10">,<text:s/></text:span><text:span text:style-name="T4_11">entrada</text:span><text:span text:style-name="T4_12">/</text:span><text:span text:style-name="T4_13">salida</text:span><text:span text:style-name="T4_14">,<text:s/></text:span><text:span text:style-name="T4_15">capacidad</text:span><text:span text:style-name="T4_16"><text:s/></text:span><text:span text:style-name="T4_17">de</text:span><text:span text:style-name="T4_18"><text:s/></text:span><text:span text:style-name="T4_19">almacenamiento</text:span><text:span text:style-name="T4_20">,</text:span><text:span text:style-name="T4_21">facilidad</text:span><text:span text:style-name="T4_22"><text:s/></text:span><text:span text:style-name="T4_23">de</text:span><text:span text:style-name="T4_24"><text:s/></text:span><text:span text:style-name="T4_25">interconexión</text:span><text:span text:style-name="T4_26"><text:s/></text:span><text:span text:style-name="T4_27">con</text:span><text:span text:style-name="T4_28"><text:s/></text:span><text:span text:style-name="T4_29">otros</text:span><text:span text:style-name="T4_30"><text:s/></text:span><text:span text:style-name="T4_31">materiales</text:span><text:span text:style-name="T4_32">...).</text:span></text:p>
        </text:list-item>
        <text:list-item>
          <text:p text:style-name="P5"><text:span text:style-name="T5_1">Facilidad</text:span><text:span text:style-name="T5_2"><text:s/></text:span><text:span text:style-name="T5_3">de</text:span><text:span text:style-name="T5_4"><text:s/></text:span><text:span text:style-name="T5_5">trabajo</text:span><text:span text:style-name="T5_6"><text:s/></text:span><text:span text:style-name="T5_7">y</text:span><text:span text:style-name="T5_8"><text:s/></text:span><text:span text:style-name="T5_9">de</text:span><text:span text:style-name="T5_10"><text:s/></text:span><text:span text:style-name="T5_11">aprendizaje</text:span><text:span text:style-name="T5_12"><text:s/>(</text:span><text:span text:style-name="T5_13">documentación</text:span><text:span text:style-name="T5_14"><text:s/></text:span><text:span text:style-name="T5_15">disponible</text:span><text:span text:style-name="T5_16">,<text:s/></text:span><text:span text:style-name="T5_17">proyectos</text:span><text:span text:style-name="T5_18"><text:s/></text:span><text:span text:style-name="T5_19">similares</text:span><text:span text:style-name="T5_20"><text:s/></text:span><text:span text:style-name="T5_21">ya</text:span><text:span text:style-name="T5_22"><text:s/></text:span><text:span text:style-name="T5_23">realizados</text:span><text:span text:style-name="T5_24">,<text:s/></text:span><text:span text:style-name="T5_25">conocimiento</text:span><text:span text:style-name="T5_26"><text:s/></text:span><text:span text:style-name="T5_27">sobre</text:span><text:span text:style-name="T5_28"><text:s/></text:span><text:span text:style-name="T5_29">la</text:span><text:span text:style-name="T5_30"><text:s/></text:span><text:span text:style-name="T5_31">plataforma</text:span><text:span text:style-name="T5_32"><text:s/></text:span><text:span text:style-name="T5_33">en</text:span><text:span text:style-name="T5_34"><text:s/></text:span><text:span text:style-name="T5_35">cuestión</text:span><text:span text:style-name="T5_36">...).</text:span></text:p>
        </text:list-item>
        <text:list-item>
          <text:p text:style-name="P6"><text:span text:style-name="T6_1">Escalabilidad</text:span><text:span text:style-name="T6_2"><text:s/></text:span><text:span text:style-name="T6_3">del</text:span><text:span text:style-name="T6_4"><text:s/></text:span><text:span text:style-name="T6_5">sistema</text:span><text:span text:style-name="T6_6">.</text:span></text:p>
        </text:list-item>
        <text:list-item>
          <text:p text:style-name="P7"><text:span text:style-name="T7_1">Necesidades</text:span><text:span text:style-name="T7_2"><text:s/></text:span><text:span text:style-name="T7_3">de</text:span><text:span text:style-name="T7_4"><text:s/></text:span><text:span text:style-name="T7_5">mantenimiento</text:span><text:span text:style-name="T7_6"><text:s/></text:span><text:span text:style-name="T7_7">del</text:span><text:span text:style-name="T7_8"><text:s/></text:span><text:span text:style-name="T7_9">sistema</text:span><text:span text:style-name="T7_10">.</text:span></text:p>
        </text:list-item>
        <text:list-item>
          <text:p text:style-name="P8"><text:span text:style-name="T8_1">Consumo</text:span><text:span text:style-name="T8_2"><text:s/></text:span><text:span text:style-name="T8_3">del</text:span><text:span text:style-name="T8_4"><text:s/></text:span><text:span text:style-name="T8_5">sistema</text:span><text:span text:style-name="T8_6"><text:s/>(</text:span><text:span text:style-name="T8_7">consumo</text:span><text:span text:style-name="T8_8"><text:s/></text:span><text:span text:style-name="T8_9">eléctrico</text:span><text:span text:style-name="T8_10">).</text:span></text:p>
        </text:list-item>
        <text:list-item>
          <text:p text:style-name="P9"><text:span text:style-name="T9_1">Obsolescencia</text:span><text:span text:style-name="T9_2"><text:s/></text:span><text:span text:style-name="T9_3">del</text:span><text:span text:style-name="T9_4"><text:s/></text:span><text:span text:style-name="T9_5">sistema</text:span><text:span text:style-name="T9_6"><text:s/>(</text:span><text:span text:style-name="T9_7">número</text:span><text:span text:style-name="T9_8"><text:s/></text:span><text:span text:style-name="T9_9">de</text:span><text:span text:style-name="T9_10"><text:s/></text:span><text:span text:style-name="T9_11">años</text:span><text:span text:style-name="T9_12"><text:s/></text:span><text:span text:style-name="T9_13">en</text:span><text:span text:style-name="T9_14"><text:s/></text:span><text:span text:style-name="T9_15">los</text:span><text:span text:style-name="T9_16"><text:s/></text:span><text:span text:style-name="T9_17">que</text:span><text:span text:style-name="T9_18"><text:s/></text:span><text:span text:style-name="T9_19">el</text:span><text:span text:style-name="T9_20"><text:s/></text:span><text:span text:style-name="T9_21">sistema</text:span><text:span text:style-name="T9_22"><text:s/></text:span><text:span text:style-name="T9_23">podrá</text:span><text:span text:style-name="T9_24"><text:s/></text:span><text:span text:style-name="T9_25">ser</text:span><text:span text:style-name="T9_26"><text:s/></text:span><text:span text:style-name="T9_27">actualizado</text:span><text:span text:style-name="T9_28"><text:s/>(</text:span><text:span text:style-name="T9_29">tanto</text:span><text:span text:style-name="T9_30"><text:s/></text:span><text:span text:style-name="T9_31">en</text:span><text:span text:style-name="T9_32"><text:s/></text:span><text:span text:style-name="T9_33">hardware</text:span><text:span text:style-name="T9_34"><text:s/></text:span><text:span text:style-name="T9_35">como</text:span><text:span text:style-name="T9_36"><text:s/></text:span><text:span text:style-name="T9_37">software</text:span><text:span text:style-name="T9_38">)<text:s/></text:span><text:span text:style-name="T9_39">y</text:span><text:span text:style-name="T9_40"><text:s/></text:span><text:span text:style-name="T9_41">será</text:span><text:span text:style-name="T9_42"><text:s/></text:span><text:span text:style-name="T9_43">capaz</text:span><text:span text:style-name="T9_44"><text:s/></text:span><text:span text:style-name="T9_45">de</text:span><text:span text:style-name="T9_46"><text:s/></text:span><text:span text:style-name="T9_47">seguir</text:span><text:span text:style-name="T9_48"><text:s/></text:span><text:span text:style-name="T9_49">siendo</text:span><text:span text:style-name="T9_50"><text:s/></text:span><text:span text:style-name="T9_51">una</text:span><text:span text:style-name="T9_52"><text:s/></text:span><text:span text:style-name="T9_53">herramienta</text:span><text:span text:style-name="T9_54"><text:s/></text:span><text:span text:style-name="T9_55">adecuada</text:span><text:span text:style-name="T9_56"><text:s/></text:span><text:span text:style-name="T9_57">para</text:span><text:span text:style-name="T9_58"><text:s/></text:span><text:span text:style-name="T9_59">el</text:span><text:span text:style-name="T9_60"><text:s/></text:span><text:span text:style-name="T9_61">propósito</text:span><text:span text:style-name="T9_62"><text:s/></text:span><text:span text:style-name="T9_63">planteado</text:span><text:span text:style-name="T9_64">).</text:span></text:p>
        </text:list-item>
      </text:list>
      <text:p text:style-name="P10"/>
      <text:p text:style-name="P11"><text:span text:style-name="T11_1">Enlaces</text:span><text:span text:style-name="T11_2"><text:s/></text:span><text:span text:style-name="T11_3">de</text:span><text:span text:style-name="T11_4"><text:s/></text:span><text:span text:style-name="T11_5">interés</text:span><text:span text:style-name="T11_6">:</text:span></text:p>
      <text:p text:style-name="P12"/>
      <text:p text:style-name="P13"><text:span text:style-name="T13_1"><text:a xlink:type="simple" xlink:href="http://linuxundich.de/tag/chromecast/"><text:span text:style-name="T13_2">http</text:span></text:a></text:span><text:span text:style-name="T13_3"><text:a xlink:type="simple" xlink:href="http://linuxundich.de/tag/chromecast/"><text:span text:style-name="T13_4">://</text:span></text:a></text:span><text:span text:style-name="T13_5"><text:a xlink:type="simple" xlink:href="http://linuxundich.de/tag/chromecast/"><text:span text:style-name="T13_6">linuxundich</text:span></text:a></text:span><text:span text:style-name="T13_7"><text:a xlink:type="simple" xlink:href="http://linuxundich.de/tag/chromecast/"><text:span text:style-name="T13_8">.</text:span></text:a></text:span><text:span text:style-name="T13_9"><text:a xlink:type="simple" xlink:href="http://linuxundich.de/tag/chromecast/"><text:span text:style-name="T13_10">de</text:span></text:a></text:span><text:span text:style-name="T13_11"><text:a xlink:type="simple" xlink:href="http://linuxundich.de/tag/chromecast/"><text:span text:style-name="T13_12">/</text:span></text:a></text:span><text:span text:style-name="T13_13"><text:a xlink:type="simple" xlink:href="http://linuxundich.de/tag/chromecast/"><text:span text:style-name="T13_14">tag</text:span></text:a></text:span><text:span text:style-name="T13_15"><text:a xlink:type="simple" xlink:href="http://linuxundich.de/tag/chromecast/"><text:span text:style-name="T13_16">/</text:span></text:a></text:span><text:span text:style-name="T13_17"><text:a xlink:type="simple" xlink:href="http://linuxundich.de/tag/chromecast/"><text:span text:style-name="T13_18">chromecast</text:span></text:a></text:span><text:span text:style-name="T13_19"><text:a xlink:type="simple" xlink:href="http://linuxundich.de/tag/chromecast/"><text:span text:style-name="T13_20">/</text:span></text:a></text:span><text:span text:style-name="T13_21"><text:s/></text:span><text:span text:style-name="T13_22"><text:a xlink:type="simple" xlink:href="http://www.pcpro.co.uk/components/1000356/raspberry-pi-2-review-the-pi-you-didnt-know-you-wanted"><text:span text:style-name="T13_23">http</text:span></text:a></text:span><text:span text:style-name="T13_24"><text:a xlink:type="simple" xlink:href="http://www.pcpro.co.uk/components/1000356/raspberry-pi-2-review-the-pi-you-didnt-know-you-wanted"><text:span text:style-name="T13_25">://</text:span></text:a></text:span><text:span text:style-name="T13_26"><text:a xlink:type="simple" xlink:href="http://www.pcpro.co.uk/components/1000356/raspberry-pi-2-review-the-pi-you-didnt-know-you-wanted"><text:span text:style-name="T13_27">www</text:span></text:a></text:span><text:span text:style-name="T13_28"><text:a xlink:type="simple" xlink:href="http://www.pcpro.co.uk/components/1000356/raspberry-pi-2-review-the-pi-you-didnt-know-you-wanted"><text:span text:style-name="T13_29">.</text:span></text:a></text:span><text:span text:style-name="T13_30"><text:a xlink:type="simple" xlink:href="http://www.pcpro.co.uk/components/1000356/raspberry-pi-2-review-the-pi-you-didnt-know-you-wanted"><text:span text:style-name="T13_31">pcpro</text:span></text:a></text:span><text:span text:style-name="T13_32"><text:a xlink:type="simple" xlink:href="http://www.pcpro.co.uk/components/1000356/raspberry-pi-2-review-the-pi-you-didnt-know-you-wanted"><text:span text:style-name="T13_33">.</text:span></text:a></text:span><text:span text:style-name="T13_34"><text:a xlink:type="simple" xlink:href="http://www.pcpro.co.uk/components/1000356/raspberry-pi-2-review-the-pi-you-didnt-know-you-wanted"><text:span text:style-name="T13_35">co</text:span></text:a></text:span><text:span text:style-name="T13_36"><text:a xlink:type="simple" xlink:href="http://www.pcpro.co.uk/components/1000356/raspberry-pi-2-review-the-pi-you-didnt-know-you-wanted"><text:span text:style-name="T13_37">.</text:span></text:a></text:span><text:span text:style-name="T13_38"><text:a xlink:type="simple" xlink:href="http://www.pcpro.co.uk/components/1000356/raspberry-pi-2-review-the-pi-you-didnt-know-you-wanted"><text:span text:style-name="T13_39">uk</text:span></text:a></text:span><text:span text:style-name="T13_40"><text:a xlink:type="simple" xlink:href="http://www.pcpro.co.uk/components/1000356/raspberry-pi-2-review-the-pi-you-didnt-know-you-wanted"><text:span text:style-name="T13_41">/</text:span></text:a></text:span><text:span text:style-name="T13_42"><text:a xlink:type="simple" xlink:href="http://www.pcpro.co.uk/components/1000356/raspberry-pi-2-review-the-pi-you-didnt-know-you-wanted"><text:span text:style-name="T13_43">components</text:span></text:a></text:span><text:span text:style-name="T13_44"><text:a xlink:type="simple" xlink:href="http://www.pcpro.co.uk/components/1000356/raspberry-pi-2-review-the-pi-you-didnt-know-you-wanted"><text:span text:style-name="T13_45">/1000356/</text:span></text:a></text:span><text:span text:style-name="T13_46"><text:a xlink:type="simple" xlink:href="http://www.pcpro.co.uk/components/1000356/raspberry-pi-2-review-the-pi-you-didnt-know-you-wanted"><text:span text:style-name="T13_47">raspberry</text:span></text:a></text:span><text:span text:style-name="T13_48"><text:a xlink:type="simple" xlink:href="http://www.pcpro.co.uk/components/1000356/raspberry-pi-2-review-the-pi-you-didnt-know-you-wanted"><text:span text:style-name="T13_49">-</text:span></text:a></text:span><text:span text:style-name="T13_50"><text:a xlink:type="simple" xlink:href="http://www.pcpro.co.uk/components/1000356/raspberry-pi-2-review-the-pi-you-didnt-know-you-wanted"><text:span text:style-name="T13_51">pi</text:span></text:a></text:span><text:span text:style-name="T13_52"><text:a xlink:type="simple" xlink:href="http://www.pcpro.co.uk/components/1000356/raspberry-pi-2-review-the-pi-you-didnt-know-you-wanted"><text:span text:style-name="T13_53">-2-</text:span></text:a></text:span><text:span text:style-name="T13_54"><text:a xlink:type="simple" xlink:href="http://www.pcpro.co.uk/components/1000356/raspberry-pi-2-review-the-pi-you-didnt-know-you-wanted"><text:span text:style-name="T13_55">review</text:span></text:a></text:span><text:span text:style-name="T13_56"><text:a xlink:type="simple" xlink:href="http://www.pcpro.co.uk/components/1000356/raspberry-pi-2-review-the-pi-you-didnt-know-you-wanted"><text:span text:style-name="T13_57">-</text:span></text:a></text:span><text:span text:style-name="T13_58"><text:a xlink:type="simple" xlink:href="http://www.pcpro.co.uk/components/1000356/raspberry-pi-2-review-the-pi-you-didnt-know-you-wanted"><text:span text:style-name="T13_59">the</text:span></text:a></text:span><text:span text:style-name="T13_60"><text:a xlink:type="simple" xlink:href="http://www.pcpro.co.uk/components/1000356/raspberry-pi-2-review-the-pi-you-didnt-know-you-wanted"><text:span text:style-name="T13_61">-</text:span></text:a></text:span><text:span text:style-name="T13_62"><text:a xlink:type="simple" xlink:href="http://www.pcpro.co.uk/components/1000356/raspberry-pi-2-review-the-pi-you-didnt-know-you-wanted"><text:span text:style-name="T13_63">pi</text:span></text:a></text:span><text:span text:style-name="T13_64"><text:a xlink:type="simple" xlink:href="http://www.pcpro.co.uk/components/1000356/raspberry-pi-2-review-the-pi-you-didnt-know-you-wanted"><text:span text:style-name="T13_65">-</text:span></text:a></text:span><text:span text:style-name="T13_66"><text:a xlink:type="simple" xlink:href="http://www.pcpro.co.uk/components/1000356/raspberry-pi-2-review-the-pi-you-didnt-know-you-wanted"><text:span text:style-name="T13_67">you</text:span></text:a></text:span><text:span text:style-name="T13_68"><text:a xlink:type="simple" xlink:href="http://www.pcpro.co.uk/components/1000356/raspberry-pi-2-review-the-pi-you-didnt-know-you-wanted"><text:span text:style-name="T13_69">-</text:span></text:a></text:span><text:span text:style-name="T13_70"><text:a xlink:type="simple" xlink:href="http://www.pcpro.co.uk/components/1000356/raspberry-pi-2-review-the-pi-you-didnt-know-you-wanted"><text:span text:style-name="T13_71">didnt</text:span></text:a></text:span><text:span text:style-name="T13_72"><text:a xlink:type="simple" xlink:href="http://www.pcpro.co.uk/components/1000356/raspberry-pi-2-review-the-pi-you-didnt-know-you-wanted"><text:span text:style-name="T13_73">-</text:span></text:a></text:span><text:span text:style-name="T13_74"><text:a xlink:type="simple" xlink:href="http://www.pcpro.co.uk/components/1000356/raspberry-pi-2-review-the-pi-you-didnt-know-you-wanted"><text:span text:style-name="T13_75">know</text:span></text:a></text:span><text:span text:style-name="T13_76"><text:a xlink:type="simple" xlink:href="http://www.pcpro.co.uk/components/1000356/raspberry-pi-2-review-the-pi-you-didnt-know-you-wanted"><text:span text:style-name="T13_77">-</text:span></text:a></text:span><text:span text:style-name="T13_78"><text:a xlink:type="simple" xlink:href="http://www.pcpro.co.uk/components/1000356/raspberry-pi-2-review-the-pi-you-didnt-know-you-wanted"><text:span text:style-name="T13_79">you</text:span></text:a></text:span><text:span text:style-name="T13_80"><text:a xlink:type="simple" xlink:href="http://www.pcpro.co.uk/components/1000356/raspberry-pi-2-review-the-pi-you-didnt-know-you-wanted"><text:span text:style-name="T13_81">-</text:span></text:a></text:span><text:span text:style-name="T13_82"><text:a xlink:type="simple" xlink:href="http://www.pcpro.co.uk/components/1000356/raspberry-pi-2-review-the-pi-you-didnt-know-you-wanted"><text:span text:style-name="T13_83">wanted</text:span></text:a></text:span></text:p>
      <text:p text:style-name="P14"><text:span text:style-name="T14_1"><text:a xlink:type="simple" xlink:href="http://www.raspberrypi.org/forums/viewtopic.php?f=2&amp;t=6050"><text:span text:style-name="T14_2">http</text:span></text:a></text:span><text:span text:style-name="T14_3"><text:a xlink:type="simple" xlink:href="http://www.raspberrypi.org/forums/viewtopic.php?f=2&amp;t=6050"><text:span text:style-name="T14_4">://</text:span></text:a></text:span><text:span text:style-name="T14_5"><text:a xlink:type="simple" xlink:href="http://www.raspberrypi.org/forums/viewtopic.php?f=2&amp;t=6050"><text:span text:style-name="T14_6">www</text:span></text:a></text:span><text:span text:style-name="T14_7"><text:a xlink:type="simple" xlink:href="http://www.raspberrypi.org/forums/viewtopic.php?f=2&amp;t=6050"><text:span text:style-name="T14_8">.</text:span></text:a></text:span><text:span text:style-name="T14_9"><text:a xlink:type="simple" xlink:href="http://www.raspberrypi.org/forums/viewtopic.php?f=2&amp;t=6050"><text:span text:style-name="T14_10">raspberrypi</text:span></text:a></text:span><text:span text:style-name="T14_11"><text:a xlink:type="simple" xlink:href="http://www.raspberrypi.org/forums/viewtopic.php?f=2&amp;t=6050"><text:span text:style-name="T14_12">.</text:span></text:a></text:span><text:span text:style-name="T14_13"><text:a xlink:type="simple" xlink:href="http://www.raspberrypi.org/forums/viewtopic.php?f=2&amp;t=6050"><text:span text:style-name="T14_14">org</text:span></text:a></text:span><text:span text:style-name="T14_15"><text:a xlink:type="simple" xlink:href="http://www.raspberrypi.org/forums/viewtopic.php?f=2&amp;t=6050"><text:span text:style-name="T14_16">/</text:span></text:a></text:span><text:span text:style-name="T14_17"><text:a xlink:type="simple" xlink:href="http://www.raspberrypi.org/forums/viewtopic.php?f=2&amp;t=6050"><text:span text:style-name="T14_18">forums</text:span></text:a></text:span><text:span text:style-name="T14_19"><text:a xlink:type="simple" xlink:href="http://www.raspberrypi.org/forums/viewtopic.php?f=2&amp;t=6050"><text:span text:style-name="T14_20">/</text:span></text:a></text:span><text:span text:style-name="T14_21"><text:a xlink:type="simple" xlink:href="http://www.raspberrypi.org/forums/viewtopic.php?f=2&amp;t=6050"><text:span text:style-name="T14_22">viewtopic</text:span></text:a></text:span><text:span text:style-name="T14_23"><text:a xlink:type="simple" xlink:href="http://www.raspberrypi.org/forums/viewtopic.php?f=2&amp;t=6050"><text:span text:style-name="T14_24">.</text:span></text:a></text:span><text:span text:style-name="T14_25"><text:a xlink:type="simple" xlink:href="http://www.raspberrypi.org/forums/viewtopic.php?f=2&amp;t=6050"><text:span text:style-name="T14_26">php</text:span></text:a></text:span><text:span text:style-name="T14_27"><text:a xlink:type="simple" xlink:href="http://www.raspberrypi.org/forums/viewtopic.php?f=2&amp;t=6050"><text:span text:style-name="T14_28">?</text:span></text:a></text:span><text:span text:style-name="T14_29"><text:a xlink:type="simple" xlink:href="http://www.raspberrypi.org/forums/viewtopic.php?f=2&amp;t=6050"><text:span text:style-name="T14_30">f</text:span></text:a></text:span><text:span text:style-name="T14_31"><text:a xlink:type="simple" xlink:href="http://www.raspberrypi.org/forums/viewtopic.php?f=2&amp;t=6050"><text:span text:style-name="T14_32">=2&amp;</text:span></text:a></text:span><text:span text:style-name="T14_33"><text:a xlink:type="simple" xlink:href="http://www.raspberrypi.org/forums/viewtopic.php?f=2&amp;t=6050"><text:span text:style-name="T14_34">t</text:span></text:a></text:span><text:span text:style-name="T14_35"><text:a xlink:type="simple" xlink:href="http://www.raspberrypi.org/forums/viewtopic.php?f=2&amp;t=6050"><text:span text:style-name="T14_36">=6050</text:span></text:a></text:span></text:p>
      <text:p text:style-name="P15"/>
      <text:p text:style-name="P16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